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6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1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1.4pt" style:use-optimal-row-height="fals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8.1pt" style:use-optimal-row-height="false" fo:break-before="auto"/>
    </style:style>
    <style:style style:name="ro15" style:family="table-row">
      <style:table-row-properties style:row-height="17.1pt" style:use-optimal-row-height="false" fo:break-before="auto"/>
    </style:style>
    <style:style style:name="ro16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table:style-name="ce50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4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6" table:style-name="ce51">
            <text:p>142,966</text:p>
          </table:table-cell>
          <table:table-cell office:value-type="float" office:value="8973218" table:style-name="ce51">
            <text:p>8,973,218</text:p>
          </table:table-cell>
          <table:table-cell office:value-type="float" office:value="23470633" table:style-name="ce51">
            <text:p>23,470,633</text:p>
          </table:table-cell>
          <table:table-cell office:value-type="float" office:value="11625977" table:style-name="ce51">
            <text:p>11,625,977</text:p>
          </table:table-cell>
          <table:table-cell office:value-type="float" office:value="11844656" table:style-name="ce51">
            <text:p>11,844,656</text:p>
          </table:table-cell>
          <table:table-cell office:value-type="float" office:value="98.15" table:style-name="ce52">
            <text:p>98.15</text:p>
          </table:table-cell>
          <table:table-cell office:value-type="float" office:value="648.41" table:style-name="ce52">
            <text:p>648.41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9" table:style-name="ce51">
            <text:p>142,969</text:p>
          </table:table-cell>
          <table:table-cell office:value-type="float" office:value="8988241" table:style-name="ce51">
            <text:p>8,988,241</text:p>
          </table:table-cell>
          <table:table-cell office:value-type="float" office:value="23451837" table:style-name="ce51">
            <text:p>23,451,837</text:p>
          </table:table-cell>
          <table:table-cell office:value-type="float" office:value="11616647" table:style-name="ce51">
            <text:p>11,616,647</text:p>
          </table:table-cell>
          <table:table-cell office:value-type="float" office:value="11835190" table:style-name="ce51">
            <text:p>11,835,190</text:p>
          </table:table-cell>
          <table:table-cell office:value-type="float" office:value="98.15" table:style-name="ce52">
            <text:p>98.15</text:p>
          </table:table-cell>
          <table:table-cell office:value-type="float" office:value="647.89" table:style-name="ce52">
            <text:p>647.89</text:p>
          </table:table-cell>
          <table:table-cell office:value-type="float" office:value="2.61" table:style-name="ce53">
            <text:p>2.61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1" table:style-name="ce51">
            <text:p>7,741</text:p>
          </table:table-cell>
          <table:table-cell office:value-type="float" office:value="142705" table:style-name="ce51">
            <text:p>142,705</text:p>
          </table:table-cell>
          <table:table-cell office:value-type="float" office:value="9004362" table:style-name="ce51">
            <text:p>9,004,362</text:p>
          </table:table-cell>
          <table:table-cell office:value-type="float" office:value="23430948" table:style-name="ce51">
            <text:p>23,430,948</text:p>
          </table:table-cell>
          <table:table-cell office:value-type="float" office:value="11606628" table:style-name="ce51">
            <text:p>11,606,628</text:p>
          </table:table-cell>
          <table:table-cell office:value-type="float" office:value="11824320" table:style-name="ce51">
            <text:p>11,824,320</text:p>
          </table:table-cell>
          <table:table-cell office:value-type="float" office:value="98.16" table:style-name="ce52">
            <text:p>98.16</text:p>
          </table:table-cell>
          <table:table-cell office:value-type="float" office:value="647.32000000000005" table:style-name="ce52">
            <text:p>647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7" table:style-name="ce51">
            <text:p>142,427</text:p>
          </table:table-cell>
          <table:table-cell office:value-type="float" office:value="9004383" table:style-name="ce51">
            <text:p>9,004,383</text:p>
          </table:table-cell>
          <table:table-cell office:value-type="float" office:value="23413879" table:style-name="ce51">
            <text:p>23,413,879</text:p>
          </table:table-cell>
          <table:table-cell office:value-type="float" office:value="11598148" table:style-name="ce51">
            <text:p>11,598,148</text:p>
          </table:table-cell>
          <table:table-cell office:value-type="float" office:value="11815731" table:style-name="ce51">
            <text:p>11,815,731</text:p>
          </table:table-cell>
          <table:table-cell office:value-type="float" office:value="98.16" table:style-name="ce52">
            <text:p>98.16</text:p>
          </table:table-cell>
          <table:table-cell office:value-type="float" office:value="646.84" table:style-name="ce52">
            <text:p>646.84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5" table:style-name="ce51">
            <text:p>142,425</text:p>
          </table:table-cell>
          <table:table-cell office:value-type="float" office:value="9006260" table:style-name="ce51">
            <text:p>9,006,260</text:p>
          </table:table-cell>
          <table:table-cell office:value-type="float" office:value="23394787" table:style-name="ce51">
            <text:p>23,394,787</text:p>
          </table:table-cell>
          <table:table-cell office:value-type="float" office:value="11588574" table:style-name="ce51">
            <text:p>11,588,574</text:p>
          </table:table-cell>
          <table:table-cell office:value-type="float" office:value="11806213" table:style-name="ce51">
            <text:p>11,806,213</text:p>
          </table:table-cell>
          <table:table-cell office:value-type="float" office:value="98.16" table:style-name="ce52">
            <text:p>98.16</text:p>
          </table:table-cell>
          <table:table-cell office:value-type="float" office:value="646.32000000000005" table:style-name="ce52">
            <text:p>646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7">
          <table:table-cell office:value-type="string" table:style-name="ce55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-0.33505154639175255" table:style-name="ce56">
            <text:p>–0.34</text:p>
          </table:table-cell>
          <table:table-cell office:value-type="float" office:value="-0.30170241361930894" table:style-name="ce56">
            <text:p>–0.30</text:p>
          </table:table-cell>
          <table:table-cell office:value-type="float" office:value="0.87468121956052125" table:style-name="ce56">
            <text:p>0.87</text:p>
          </table:table-cell>
          <table:table-cell office:value-type="float" office:value="-0.71538621238842215" table:style-name="ce56">
            <text:p>–0.72</text:p>
          </table:table-cell>
          <table:table-cell office:value-type="float" office:value="-0.74540891028773248" table:style-name="ce56">
            <text:p>–0.75</text:p>
          </table:table-cell>
          <table:table-cell office:value-type="float" office:value="-0.68589929247340387" table:style-name="ce56">
            <text:p>–0.69</text:p>
          </table:table-cell>
          <table:table-cell office:value-type="float" office:value="-6.1087354917534385E-2" table:style-name="ce56">
            <text:p>–0.06</text:p>
          </table:table-cell>
          <table:table-cell office:value-type="float" office:value="-0.71431863219502856" table:style-name="ce56">
            <text:p>–0.71</text:p>
          </table:table-cell>
          <table:table-cell office:value-type="float" office:value="-1.5151515151515165" table:style-name="ce56">
            <text:p>–1.52</text:p>
          </table:table-cell>
          <table:table-cell table:style-name="ce57"/>
          <table:table-cell table:number-columns-repeated="16371" table:style-name="ce27"/>
        </table:table-row>
        <table:table-row table:style-name="ro8">
          <table:table-cell office:value-type="string" table:style-name="ce58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-1.4042281309021463E-3" table:style-name="ce59">
            <text:p>–0.00</text:p>
          </table:table-cell>
          <table:table-cell office:value-type="float" office:value="2.0845403843883583E-2" table:style-name="ce59">
            <text:p>0.02</text:p>
          </table:table-cell>
          <table:table-cell office:value-type="float" office:value="-8.1541379794437305E-2" table:style-name="ce59">
            <text:p>–0.08</text:p>
          </table:table-cell>
          <table:table-cell office:value-type="float" office:value="-8.2547661919816856E-2" table:style-name="ce59">
            <text:p>–0.08</text:p>
          </table:table-cell>
          <table:table-cell office:value-type="float" office:value="-8.0553628040448785E-2" table:style-name="ce59">
            <text:p>–0.08</text:p>
          </table:table-cell>
          <table:table-cell office:value-type="float" office:value="0" table:style-name="ce59">
            <text:p>—</text:p>
          </table:table-cell>
          <table:table-cell office:value-type="float" office:value="-8.0390823078347315E-2" table:style-name="ce59">
            <text:p>–0.08</text:p>
          </table:table-cell>
          <table:table-cell office:value-type="float" office:value="0" table:style-name="ce59">
            <text:p>—</text:p>
          </table:table-cell>
          <table:table-cell table:style-name="ce57"/>
          <table:table-cell table:number-columns-repeated="16371" table:style-name="ce27"/>
        </table:table-row>
        <table:table-row table:style-name="ro4">
          <table:table-cell office:value-type="string" table:style-name="ce60">
            <text:p>說明：1.表內列有「－」者表示無數字，「0.00」表示未滿百分之0.005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3"/>
          <table:table-cell table:style-name="ce64"/>
          <table:table-cell office:value-type="string" table:style-name="ce65">
            <text:p><text:s text:c="16"/>內政部戶政司 110年12月10日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3.96年12月，原金門縣烏坵鄉面積因重測修正為1.2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5.98年2月，嘉義縣布袋鎮填海造地致面積增加1.9617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style-name="ro4">
          <table:table-cell office:value-type="string" table:style-name="ce69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69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503" table:style-name="ro9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10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1">
          <table:table-cell table:style-name="ce6"/>
          <table:table-cell table:number-columns-repeated="4" table:style-name="ce70"/>
          <table:table-cell office:value-type="string" table:style-name="ce71">
            <text:p>中 華 民 國 110 年 11 月 底</text:p>
          </table:table-cell>
          <table:table-cell table:number-columns-repeated="4" table:style-name="ce70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2">
          <table:table-cell office:value-type="string" table:style-name="ce72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3">
            <text:p>36,197.0669</text:p>
          </table:table-cell>
          <table:table-cell office:value-type="float" office:value="368" table:style-name="ce74">
            <text:p>368</text:p>
          </table:table-cell>
          <table:table-cell office:value-type="float" office:value="7734" table:style-name="ce46">
            <text:p>7,734</text:p>
          </table:table-cell>
          <table:table-cell office:value-type="float" office:value="142425" table:style-name="ce46">
            <text:p>142,425</text:p>
          </table:table-cell>
          <table:table-cell office:value-type="float" office:value="9006260" table:style-name="ce46">
            <text:p>9,006,260</text:p>
          </table:table-cell>
          <table:table-cell office:value-type="float" office:value="23394787" table:style-name="ce46">
            <text:p>23,394,787</text:p>
          </table:table-cell>
          <table:table-cell office:value-type="float" office:value="11588574" table:style-name="ce46">
            <text:p>11,588,574</text:p>
          </table:table-cell>
          <table:table-cell office:value-type="float" office:value="11806213" table:style-name="ce46">
            <text:p>11,806,213</text:p>
          </table:table-cell>
          <table:table-cell office:value-type="float" office:value="98.16" table:style-name="ce47">
            <text:p>98.16</text:p>
          </table:table-cell>
          <table:table-cell office:value-type="float" office:value="646.32000000000005" table:style-name="ce47">
            <text:p>646.32</text:p>
          </table:table-cell>
          <table:table-cell office:value-type="float" office:value="2.6" table:style-name="ce48">
            <text:p>2.60</text:p>
          </table:table-cell>
          <table:table-cell table:style-name="ce57"/>
          <table:table-cell table:style-name="ce75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72">
            <text:p><text:span text:style-name="T5">新北市</text:span></text:p>
          </table:table-cell>
          <table:table-cell office:value-type="float" office:value="2052.5666999999999" table:style-name="ce78">
            <text:p>2,052.5667</text:p>
          </table:table-cell>
          <table:table-cell office:value-type="float" office:value="29" table:style-name="ce79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1" table:style-name="ce46">
            <text:p>22,151</text:p>
          </table:table-cell>
          <table:table-cell office:value-type="float" office:value="1620714" table:style-name="ce46">
            <text:p>1,620,714</text:p>
          </table:table-cell>
          <table:table-cell office:value-type="float" office:value="4011586" table:style-name="ce46">
            <text:p>4,011,586</text:p>
          </table:table-cell>
          <table:table-cell office:value-type="float" office:value="1958931" table:style-name="ce46">
            <text:p>1,958,931</text:p>
          </table:table-cell>
          <table:table-cell office:value-type="float" office:value="2052655" table:style-name="ce46">
            <text:p>2,052,655</text:p>
          </table:table-cell>
          <table:table-cell office:value-type="float" office:value="95.43" table:style-name="ce47">
            <text:p>95.43</text:p>
          </table:table-cell>
          <table:table-cell office:value-type="float" office:value="1954.42" table:style-name="ce47">
            <text:p>1,954.42</text:p>
          </table:table-cell>
          <table:table-cell office:value-type="float" office:value="2.48" table:style-name="ce48">
            <text:p>2.48</text:p>
          </table:table-cell>
          <table:table-cell table:style-name="ce57"/>
          <table:table-cell table:style-name="ce80"/>
          <table:table-cell table:style-name="ce76"/>
          <table:table-cell table:style-name="ce77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78">
            <text:p>271.7997</text:p>
          </table:table-cell>
          <table:table-cell office:value-type="float" office:value="12" table:style-name="ce79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3" table:style-name="ce46">
            <text:p>9,573</text:p>
          </table:table-cell>
          <table:table-cell office:value-type="float" office:value="1054530" table:style-name="ce46">
            <text:p>1,054,530</text:p>
          </table:table-cell>
          <table:table-cell office:value-type="float" office:value="2531659" table:style-name="ce46">
            <text:p>2,531,659</text:p>
          </table:table-cell>
          <table:table-cell office:value-type="float" office:value="1205310" table:style-name="ce46">
            <text:p>1,205,310</text:p>
          </table:table-cell>
          <table:table-cell office:value-type="float" office:value="1326349" table:style-name="ce46">
            <text:p>1,326,349</text:p>
          </table:table-cell>
          <table:table-cell office:value-type="float" office:value="90.87" table:style-name="ce47">
            <text:p>90.87</text:p>
          </table:table-cell>
          <table:table-cell office:value-type="float" office:value="9314.43" table:style-name="ce47">
            <text:p>9,314.43</text:p>
          </table:table-cell>
          <table:table-cell office:value-type="float" office:value="2.4" table:style-name="ce48">
            <text:p>2.40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72">
            <text:p><text:span text:style-name="T5">桃園市</text:span></text:p>
          </table:table-cell>
          <table:table-cell office:value-type="float" office:value="1220.954" table:style-name="ce78">
            <text:p>1,220.9540</text:p>
          </table:table-cell>
          <table:table-cell office:value-type="float" office:value="13" table:style-name="ce79">
            <text:p>13</text:p>
          </table:table-cell>
          <table:table-cell office:value-type="float" office:value="504" table:style-name="ce46">
            <text:p>504</text:p>
          </table:table-cell>
          <table:table-cell office:value-type="float" office:value="11900" table:style-name="ce46">
            <text:p>11,900</text:p>
          </table:table-cell>
          <table:table-cell office:value-type="float" office:value="861456" table:style-name="ce46">
            <text:p>861,456</text:p>
          </table:table-cell>
          <table:table-cell office:value-type="float" office:value="2272452" table:style-name="ce46">
            <text:p>2,272,452</text:p>
          </table:table-cell>
          <table:table-cell office:value-type="float" office:value="1125250" table:style-name="ce46">
            <text:p>1,125,250</text:p>
          </table:table-cell>
          <table:table-cell office:value-type="float" office:value="1147202" table:style-name="ce46">
            <text:p>1,147,202</text:p>
          </table:table-cell>
          <table:table-cell office:value-type="float" office:value="98.09" table:style-name="ce47">
            <text:p>98.09</text:p>
          </table:table-cell>
          <table:table-cell office:value-type="float" office:value="1861.21" table:style-name="ce47">
            <text:p>1,861.21</text:p>
          </table:table-cell>
          <table:table-cell office:value-type="float" office:value="2.64" table:style-name="ce48">
            <text:p>2.64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72">
            <text:p><text:span text:style-name="T5">臺中市</text:span></text:p>
          </table:table-cell>
          <table:table-cell office:value-type="float" office:value="2214.8968" table:style-name="ce78">
            <text:p>2,214.8968</text:p>
          </table:table-cell>
          <table:table-cell office:value-type="float" office:value="29" table:style-name="ce79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16583" table:style-name="ce46">
            <text:p>1,016,583</text:p>
          </table:table-cell>
          <table:table-cell office:value-type="float" office:value="2814422" table:style-name="ce46">
            <text:p>2,814,422</text:p>
          </table:table-cell>
          <table:table-cell office:value-type="float" office:value="1381575" table:style-name="ce46">
            <text:p>1,381,575</text:p>
          </table:table-cell>
          <table:table-cell office:value-type="float" office:value="1432847" table:style-name="ce46">
            <text:p>1,432,847</text:p>
          </table:table-cell>
          <table:table-cell office:value-type="float" office:value="96.42" table:style-name="ce47">
            <text:p>96.42</text:p>
          </table:table-cell>
          <table:table-cell office:value-type="float" office:value="1270.68" table:style-name="ce47">
            <text:p>1,270.68</text:p>
          </table:table-cell>
          <table:table-cell office:value-type="float" office:value="2.77" table:style-name="ce48">
            <text:p>2.77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72">
            <text:p><text:span text:style-name="T5">臺南市</text:span></text:p>
          </table:table-cell>
          <table:table-cell office:value-type="float" office:value="2191.6531" table:style-name="ce78">
            <text:p>2,191.6531</text:p>
          </table:table-cell>
          <table:table-cell office:value-type="float" office:value="37" table:style-name="ce79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6" table:style-name="ce46">
            <text:p>9,656</text:p>
          </table:table-cell>
          <table:table-cell office:value-type="float" office:value="709861" table:style-name="ce46">
            <text:p>709,861</text:p>
          </table:table-cell>
          <table:table-cell office:value-type="float" office:value="1863435" table:style-name="ce46">
            <text:p>1,863,435</text:p>
          </table:table-cell>
          <table:table-cell office:value-type="float" office:value="927924" table:style-name="ce46">
            <text:p>927,924</text:p>
          </table:table-cell>
          <table:table-cell office:value-type="float" office:value="935511" table:style-name="ce46">
            <text:p>935,511</text:p>
          </table:table-cell>
          <table:table-cell office:value-type="float" office:value="99.19" table:style-name="ce47">
            <text:p>99.19</text:p>
          </table:table-cell>
          <table:table-cell office:value-type="float" office:value="850.24" table:style-name="ce47">
            <text:p>850.24</text:p>
          </table:table-cell>
          <table:table-cell office:value-type="float" office:value="2.63" table:style-name="ce48">
            <text:p>2.63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72">
            <text:p><text:span text:style-name="T5">高雄市</text:span></text:p>
          </table:table-cell>
          <table:table-cell office:value-type="float" office:value="2951.8524000000002" table:style-name="ce78">
            <text:p>2,951.8524</text:p>
          </table:table-cell>
          <table:table-cell office:value-type="float" office:value="38" table:style-name="ce79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9" table:style-name="ce46">
            <text:p>17,309</text:p>
          </table:table-cell>
          <table:table-cell office:value-type="float" office:value="1128637" table:style-name="ce46">
            <text:p>1,128,637</text:p>
          </table:table-cell>
          <table:table-cell office:value-type="float" office:value="2746939" table:style-name="ce46">
            <text:p>2,746,939</text:p>
          </table:table-cell>
          <table:table-cell office:value-type="float" office:value="1353894" table:style-name="ce46">
            <text:p>1,353,894</text:p>
          </table:table-cell>
          <table:table-cell office:value-type="float" office:value="1393045" table:style-name="ce46">
            <text:p>1,393,045</text:p>
          </table:table-cell>
          <table:table-cell office:value-type="float" office:value="97.19" table:style-name="ce47">
            <text:p>97.19</text:p>
          </table:table-cell>
          <table:table-cell office:value-type="float" office:value="930.58" table:style-name="ce47">
            <text:p>930.58</text:p>
          </table:table-cell>
          <table:table-cell office:value-type="float" office:value="2.4300000000000002" table:style-name="ce48">
            <text:p>2.4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72">
            <text:p><text:span text:style-name="T5">臺灣省</text:span></text:p>
          </table:table-cell>
          <table:table-cell office:value-type="float" office:value="25110.003700000001" table:style-name="ce78">
            <text:p>25,110.0037</text:p>
          </table:table-cell>
          <table:table-cell office:value-type="float" office:value="200" table:style-name="ce79">
            <text:p>200</text:p>
          </table:table-cell>
          <table:table-cell office:value-type="float" office:value="3518" table:style-name="ce46">
            <text:p>3,518</text:p>
          </table:table-cell>
          <table:table-cell office:value-type="float" office:value="58383" table:style-name="ce46">
            <text:p>58,383</text:p>
          </table:table-cell>
          <table:table-cell office:value-type="float" office:value="2568395" table:style-name="ce46">
            <text:p>2,568,395</text:p>
          </table:table-cell>
          <table:table-cell office:value-type="float" office:value="6999390" table:style-name="ce46">
            <text:p>6,999,390</text:p>
          </table:table-cell>
          <table:table-cell office:value-type="float" office:value="3557399" table:style-name="ce46">
            <text:p>3,557,399</text:p>
          </table:table-cell>
          <table:table-cell office:value-type="float" office:value="3441991" table:style-name="ce46">
            <text:p>3,441,991</text:p>
          </table:table-cell>
          <table:table-cell office:value-type="float" office:value="103.35" table:style-name="ce47">
            <text:p>103.35</text:p>
          </table:table-cell>
          <table:table-cell office:value-type="float" office:value="278.75" table:style-name="ce47">
            <text:p>278.75</text:p>
          </table:table-cell>
          <table:table-cell office:value-type="float" office:value="2.73" table:style-name="ce48">
            <text:p>2.7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86">
            <text:p><text:span text:style-name="T1">宜蘭縣</text:span></text:p>
          </table:table-cell>
          <table:table-cell office:value-type="float" office:value="2143.6251000000002" table:style-name="ce87">
            <text:p>2,143.6251</text:p>
          </table:table-cell>
          <table:table-cell office:value-type="float" office:value="12" table:style-name="ce88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0" table:style-name="ce51">
            <text:p>3,660</text:p>
          </table:table-cell>
          <table:table-cell office:value-type="float" office:value="174166" table:style-name="ce51">
            <text:p>174,166</text:p>
          </table:table-cell>
          <table:table-cell office:value-type="float" office:value="450944" table:style-name="ce51">
            <text:p>450,944</text:p>
          </table:table-cell>
          <table:table-cell office:value-type="float" office:value="227119" table:style-name="ce51">
            <text:p>227,119</text:p>
          </table:table-cell>
          <table:table-cell office:value-type="float" office:value="223825" table:style-name="ce51">
            <text:p>223,825</text:p>
          </table:table-cell>
          <table:table-cell office:value-type="float" office:value="101.47" table:style-name="ce52">
            <text:p>101.47</text:p>
          </table:table-cell>
          <table:table-cell office:value-type="float" office:value="210.37" table:style-name="ce52">
            <text:p>210.37</text:p>
          </table:table-cell>
          <table:table-cell office:value-type="float" office:value="2.59" table:style-name="ce53">
            <text:p>2.59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新竹縣</text:span></text:p>
          </table:table-cell>
          <table:table-cell office:value-type="float" office:value="1427.5369000000001" table:style-name="ce87">
            <text:p>1,427.5369</text:p>
          </table:table-cell>
          <table:table-cell office:value-type="float" office:value="13" table:style-name="ce88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17" table:style-name="ce51">
            <text:p>3,317</text:p>
          </table:table-cell>
          <table:table-cell office:value-type="float" office:value="210470" table:style-name="ce51">
            <text:p>210,470</text:p>
          </table:table-cell>
          <table:table-cell office:value-type="float" office:value="575131" table:style-name="ce51">
            <text:p>575,131</text:p>
          </table:table-cell>
          <table:table-cell office:value-type="float" office:value="293565" table:style-name="ce51">
            <text:p>293,565</text:p>
          </table:table-cell>
          <table:table-cell office:value-type="float" office:value="281566" table:style-name="ce51">
            <text:p>281,566</text:p>
          </table:table-cell>
          <table:table-cell office:value-type="float" office:value="104.26" table:style-name="ce52">
            <text:p>104.26</text:p>
          </table:table-cell>
          <table:table-cell office:value-type="float" office:value="402.88" table:style-name="ce52">
            <text:p>402.88</text:p>
          </table:table-cell>
          <table:table-cell office:value-type="float" office:value="2.73" table:style-name="ce53">
            <text:p>2.7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苗栗縣</text:span></text:p>
          </table:table-cell>
          <table:table-cell office:value-type="float" office:value="1820.3149000000001" table:style-name="ce87">
            <text:p>1,820.3149</text:p>
          </table:table-cell>
          <table:table-cell office:value-type="float" office:value="18" table:style-name="ce88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96" table:style-name="ce51">
            <text:p>4,696</text:p>
          </table:table-cell>
          <table:table-cell office:value-type="float" office:value="195296" table:style-name="ce51">
            <text:p>195,296</text:p>
          </table:table-cell>
          <table:table-cell office:value-type="float" office:value="538568" table:style-name="ce51">
            <text:p>538,568</text:p>
          </table:table-cell>
          <table:table-cell office:value-type="float" office:value="277597" table:style-name="ce51">
            <text:p>277,597</text:p>
          </table:table-cell>
          <table:table-cell office:value-type="float" office:value="260971" table:style-name="ce51">
            <text:p>260,971</text:p>
          </table:table-cell>
          <table:table-cell office:value-type="float" office:value="106.37" table:style-name="ce52">
            <text:p>106.37</text:p>
          </table:table-cell>
          <table:table-cell office:value-type="float" office:value="295.87" table:style-name="ce52">
            <text:p>295.87</text:p>
          </table:table-cell>
          <table:table-cell office:value-type="float" office:value="2.76" table:style-name="ce53">
            <text:p>2.7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彰化縣</text:span></text:p>
          </table:table-cell>
          <table:table-cell office:value-type="float" office:value="1074.396" table:style-name="ce87">
            <text:p>1,074.3960</text:p>
          </table:table-cell>
          <table:table-cell office:value-type="float" office:value="26" table:style-name="ce88">
            <text:p>26</text:p>
          </table:table-cell>
          <table:table-cell office:value-type="float" office:value="589" table:style-name="ce51">
            <text:p>589</text:p>
          </table:table-cell>
          <table:table-cell office:value-type="float" office:value="9178" table:style-name="ce51">
            <text:p>9,178</text:p>
          </table:table-cell>
          <table:table-cell office:value-type="float" office:value="399061" table:style-name="ce51">
            <text:p>399,061</text:p>
          </table:table-cell>
          <table:table-cell office:value-type="float" office:value="1256062" table:style-name="ce51">
            <text:p>1,256,062</text:p>
          </table:table-cell>
          <table:table-cell office:value-type="float" office:value="638116" table:style-name="ce51">
            <text:p>638,116</text:p>
          </table:table-cell>
          <table:table-cell office:value-type="float" office:value="617946" table:style-name="ce51">
            <text:p>617,946</text:p>
          </table:table-cell>
          <table:table-cell office:value-type="float" office:value="103.26" table:style-name="ce52">
            <text:p>103.26</text:p>
          </table:table-cell>
          <table:table-cell office:value-type="float" office:value="1169.0899999999999" table:style-name="ce52">
            <text:p>1,169.09</text:p>
          </table:table-cell>
          <table:table-cell office:value-type="float" office:value="3.15" table:style-name="ce53">
            <text:p>3.1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86">
            <text:p><text:span text:style-name="T1">南投縣</text:span></text:p>
          </table:table-cell>
          <table:table-cell office:value-type="float" office:value="4106.4359999999997" table:style-name="ce87">
            <text:p>4,106.4360</text:p>
          </table:table-cell>
          <table:table-cell office:value-type="float" office:value="13" table:style-name="ce88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872" table:style-name="ce51">
            <text:p>179,872</text:p>
          </table:table-cell>
          <table:table-cell office:value-type="float" office:value="485479" table:style-name="ce51">
            <text:p>485,479</text:p>
          </table:table-cell>
          <table:table-cell office:value-type="float" office:value="248004" table:style-name="ce51">
            <text:p>248,004</text:p>
          </table:table-cell>
          <table:table-cell office:value-type="float" office:value="237475" table:style-name="ce51">
            <text:p>237,475</text:p>
          </table:table-cell>
          <table:table-cell office:value-type="float" office:value="104.43" table:style-name="ce52">
            <text:p>104.43</text:p>
          </table:table-cell>
          <table:table-cell office:value-type="float" office:value="118.22" table:style-name="ce52">
            <text:p>118.22</text:p>
          </table:table-cell>
          <table:table-cell office:value-type="float" office:value="2.7" table:style-name="ce53">
            <text:p>2.70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雲林縣</text:span></text:p>
          </table:table-cell>
          <table:table-cell office:value-type="float" office:value="1290.8326" table:style-name="ce87">
            <text:p>1,290.8326</text:p>
          </table:table-cell>
          <table:table-cell office:value-type="float" office:value="20" table:style-name="ce88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78" table:style-name="ce51">
            <text:p>6,478</text:p>
          </table:table-cell>
          <table:table-cell office:value-type="float" office:value="244787" table:style-name="ce51">
            <text:p>244,787</text:p>
          </table:table-cell>
          <table:table-cell office:value-type="float" office:value="670664" table:style-name="ce51">
            <text:p>670,664</text:p>
          </table:table-cell>
          <table:table-cell office:value-type="float" office:value="346693" table:style-name="ce51">
            <text:p>346,693</text:p>
          </table:table-cell>
          <table:table-cell office:value-type="float" office:value="323971" table:style-name="ce51">
            <text:p>323,971</text:p>
          </table:table-cell>
          <table:table-cell office:value-type="float" office:value="107.01" table:style-name="ce52">
            <text:p>107.01</text:p>
          </table:table-cell>
          <table:table-cell office:value-type="float" office:value="519.55999999999995" table:style-name="ce52">
            <text:p>519.56</text:p>
          </table:table-cell>
          <table:table-cell office:value-type="float" office:value="2.74" table:style-name="ce53">
            <text:p>2.7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嘉義縣</text:span></text:p>
          </table:table-cell>
          <table:table-cell office:value-type="float" office:value="1903.6367" table:style-name="ce87">
            <text:p>1,903.6367</text:p>
          </table:table-cell>
          <table:table-cell office:value-type="float" office:value="18" table:style-name="ce88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68" table:style-name="ce51">
            <text:p>5,368</text:p>
          </table:table-cell>
          <table:table-cell office:value-type="float" office:value="185097" table:style-name="ce51">
            <text:p>185,097</text:p>
          </table:table-cell>
          <table:table-cell office:value-type="float" office:value="493855" table:style-name="ce51">
            <text:p>493,855</text:p>
          </table:table-cell>
          <table:table-cell office:value-type="float" office:value="256147" table:style-name="ce51">
            <text:p>256,147</text:p>
          </table:table-cell>
          <table:table-cell office:value-type="float" office:value="237708" table:style-name="ce51">
            <text:p>237,708</text:p>
          </table:table-cell>
          <table:table-cell office:value-type="float" office:value="107.76" table:style-name="ce52">
            <text:p>107.76</text:p>
          </table:table-cell>
          <table:table-cell office:value-type="float" office:value="259.43" table:style-name="ce52">
            <text:p>259.43</text:p>
          </table:table-cell>
          <table:table-cell office:value-type="float" office:value="2.67" table:style-name="ce53">
            <text:p>2.67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屏東縣</text:span></text:p>
          </table:table-cell>
          <table:table-cell office:value-type="float" office:value="2775.6003000000001" table:style-name="ce87">
            <text:p>2,775.6003</text:p>
          </table:table-cell>
          <table:table-cell office:value-type="float" office:value="33" table:style-name="ce88">
            <text:p>33</text:p>
          </table:table-cell>
          <table:table-cell office:value-type="float" office:value="443" table:style-name="ce51">
            <text:p>443</text:p>
          </table:table-cell>
          <table:table-cell office:value-type="float" office:value="7103" table:style-name="ce51">
            <text:p>7,103</text:p>
          </table:table-cell>
          <table:table-cell office:value-type="float" office:value="293289" table:style-name="ce51">
            <text:p>293,289</text:p>
          </table:table-cell>
          <table:table-cell office:value-type="float" office:value="805177" table:style-name="ce51">
            <text:p>805,177</text:p>
          </table:table-cell>
          <table:table-cell office:value-type="float" office:value="410017" table:style-name="ce51">
            <text:p>410,017</text:p>
          </table:table-cell>
          <table:table-cell office:value-type="float" office:value="395160" table:style-name="ce51">
            <text:p>395,160</text:p>
          </table:table-cell>
          <table:table-cell office:value-type="float" office:value="103.76" table:style-name="ce52">
            <text:p>103.76</text:p>
          </table:table-cell>
          <table:table-cell office:value-type="float" office:value="290.08999999999997" table:style-name="ce52">
            <text:p>290.09</text:p>
          </table:table-cell>
          <table:table-cell office:value-type="float" office:value="2.75" table:style-name="ce53">
            <text:p>2.75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86">
            <text:p><text:span text:style-name="T1">臺東縣</text:span></text:p>
          </table:table-cell>
          <table:table-cell office:value-type="float" office:value="3515.2525999999998" table:style-name="ce87">
            <text:p>3,515.2526</text:p>
          </table:table-cell>
          <table:table-cell office:value-type="float" office:value="16" table:style-name="ce88">
            <text:p>16</text:p>
          </table:table-cell>
          <table:table-cell office:value-type="float" office:value="139" table:style-name="ce51">
            <text:p>139</text:p>
          </table:table-cell>
          <table:table-cell office:value-type="float" office:value="2378" table:style-name="ce51">
            <text:p>2,378</text:p>
          </table:table-cell>
          <table:table-cell office:value-type="float" office:value="84069" table:style-name="ce51">
            <text:p>84,069</text:p>
          </table:table-cell>
          <table:table-cell office:value-type="float" office:value="213534" table:style-name="ce51">
            <text:p>213,534</text:p>
          </table:table-cell>
          <table:table-cell office:value-type="float" office:value="109585" table:style-name="ce51">
            <text:p>109,585</text:p>
          </table:table-cell>
          <table:table-cell office:value-type="float" office:value="103949" table:style-name="ce51">
            <text:p>103,949</text:p>
          </table:table-cell>
          <table:table-cell office:value-type="float" office:value="105.42" table:style-name="ce52">
            <text:p>105.42</text:p>
          </table:table-cell>
          <table:table-cell office:value-type="float" office:value="60.74" table:style-name="ce52">
            <text:p>60.74</text:p>
          </table:table-cell>
          <table:table-cell office:value-type="float" office:value="2.54" table:style-name="ce53">
            <text:p>2.54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花蓮縣</text:span></text:p>
          </table:table-cell>
          <table:table-cell office:value-type="float" office:value="4628.5713999999998" table:style-name="ce87">
            <text:p>4,628.5714</text:p>
          </table:table-cell>
          <table:table-cell office:value-type="float" office:value="13" table:style-name="ce88">
            <text:p>13</text:p>
          </table:table-cell>
          <table:table-cell office:value-type="float" office:value="177" table:style-name="ce51">
            <text:p>177</text:p>
          </table:table-cell>
          <table:table-cell office:value-type="float" office:value="3626" table:style-name="ce51">
            <text:p>3,626</text:p>
          </table:table-cell>
          <table:table-cell office:value-type="float" office:value="127977" table:style-name="ce51">
            <text:p>127,977</text:p>
          </table:table-cell>
          <table:table-cell office:value-type="float" office:value="321697" table:style-name="ce51">
            <text:p>321,697</text:p>
          </table:table-cell>
          <table:table-cell office:value-type="float" office:value="162592" table:style-name="ce51">
            <text:p>162,592</text:p>
          </table:table-cell>
          <table:table-cell office:value-type="float" office:value="159105" table:style-name="ce51">
            <text:p>159,105</text:p>
          </table:table-cell>
          <table:table-cell office:value-type="float" office:value="102.19" table:style-name="ce52">
            <text:p>102.19</text:p>
          </table:table-cell>
          <table:table-cell office:value-type="float" office:value="69.5" table:style-name="ce52">
            <text:p>69.50</text:p>
          </table:table-cell>
          <table:table-cell office:value-type="float" office:value="2.5099999999999998" table:style-name="ce53">
            <text:p>2.51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澎湖縣</text:span></text:p>
          </table:table-cell>
          <table:table-cell office:value-type="float" office:value="126.86409999999999" table:style-name="ce87">
            <text:p>126.8641</text:p>
          </table:table-cell>
          <table:table-cell office:value-type="float" office:value="6" table:style-name="ce88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8" table:style-name="ce51">
            <text:p>1,398</text:p>
          </table:table-cell>
          <table:table-cell office:value-type="float" office:value="42406" table:style-name="ce51">
            <text:p>42,406</text:p>
          </table:table-cell>
          <table:table-cell office:value-type="float" office:value="106310" table:style-name="ce51">
            <text:p>106,310</text:p>
          </table:table-cell>
          <table:table-cell office:value-type="float" office:value="54733" table:style-name="ce51">
            <text:p>54,733</text:p>
          </table:table-cell>
          <table:table-cell office:value-type="float" office:value="51577" table:style-name="ce51">
            <text:p>51,577</text:p>
          </table:table-cell>
          <table:table-cell office:value-type="float" office:value="106.12" table:style-name="ce52">
            <text:p>106.12</text:p>
          </table:table-cell>
          <table:table-cell office:value-type="float" office:value="837.98" table:style-name="ce52">
            <text:p>837.98</text:p>
          </table:table-cell>
          <table:table-cell office:value-type="float" office:value="2.5099999999999998" table:style-name="ce53">
            <text:p>2.51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86">
            <text:p><text:span text:style-name="T1">基隆市</text:span></text:p>
          </table:table-cell>
          <table:table-cell office:value-type="float" office:value="132.75890000000001" table:style-name="ce87">
            <text:p>132.7589</text:p>
          </table:table-cell>
          <table:table-cell office:value-type="float" office:value="7" table:style-name="ce88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5" table:style-name="ce51">
            <text:p>3,325</text:p>
          </table:table-cell>
          <table:table-cell office:value-type="float" office:value="156117" table:style-name="ce51">
            <text:p>156,117</text:p>
          </table:table-cell>
          <table:table-cell office:value-type="float" office:value="364350" table:style-name="ce51">
            <text:p>364,350</text:p>
          </table:table-cell>
          <table:table-cell office:value-type="float" office:value="181671" table:style-name="ce51">
            <text:p>181,671</text:p>
          </table:table-cell>
          <table:table-cell office:value-type="float" office:value="182679" table:style-name="ce51">
            <text:p>182,679</text:p>
          </table:table-cell>
          <table:table-cell office:value-type="float" office:value="99.45" table:style-name="ce52">
            <text:p>99.45</text:p>
          </table:table-cell>
          <table:table-cell office:value-type="float" office:value="2744.45" table:style-name="ce52">
            <text:p>2,744.45</text:p>
          </table:table-cell>
          <table:table-cell office:value-type="float" office:value="2.33" table:style-name="ce53">
            <text:p>2.33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新竹市</text:span></text:p>
          </table:table-cell>
          <table:table-cell office:value-type="float" office:value="104.15260000000001" table:style-name="ce87">
            <text:p>104.1526</text:p>
          </table:table-cell>
          <table:table-cell office:value-type="float" office:value="3" table:style-name="ce88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1" table:style-name="ce51">
            <text:p>2,171</text:p>
          </table:table-cell>
          <table:table-cell office:value-type="float" office:value="173970" table:style-name="ce51">
            <text:p>173,970</text:p>
          </table:table-cell>
          <table:table-cell office:value-type="float" office:value="452665" table:style-name="ce51">
            <text:p>452,665</text:p>
          </table:table-cell>
          <table:table-cell office:value-type="float" office:value="223581" table:style-name="ce51">
            <text:p>223,581</text:p>
          </table:table-cell>
          <table:table-cell office:value-type="float" office:value="229084" table:style-name="ce51">
            <text:p>229,084</text:p>
          </table:table-cell>
          <table:table-cell office:value-type="float" office:value="97.6" table:style-name="ce52">
            <text:p>97.60</text:p>
          </table:table-cell>
          <table:table-cell office:value-type="float" office:value="4346.17" table:style-name="ce52">
            <text:p>4,346.17</text:p>
          </table:table-cell>
          <table:table-cell office:value-type="float" office:value="2.6" table:style-name="ce53">
            <text:p>2.60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嘉義市</text:span></text:p>
          </table:table-cell>
          <table:table-cell office:value-type="float" office:value="60.025599999999997" table:style-name="ce87">
            <text:p>60.0256</text:p>
          </table:table-cell>
          <table:table-cell office:value-type="float" office:value="2" table:style-name="ce88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4" table:style-name="ce51">
            <text:p>1,414</text:p>
          </table:table-cell>
          <table:table-cell office:value-type="float" office:value="101818" table:style-name="ce51">
            <text:p>101,818</text:p>
          </table:table-cell>
          <table:table-cell office:value-type="float" office:value="264954" table:style-name="ce51">
            <text:p>264,954</text:p>
          </table:table-cell>
          <table:table-cell office:value-type="float" office:value="127979" table:style-name="ce51">
            <text:p>127,979</text:p>
          </table:table-cell>
          <table:table-cell office:value-type="float" office:value="136975" table:style-name="ce51">
            <text:p>136,975</text:p>
          </table:table-cell>
          <table:table-cell office:value-type="float" office:value="93.43" table:style-name="ce52">
            <text:p>93.43</text:p>
          </table:table-cell>
          <table:table-cell office:value-type="float" office:value="4414.0200000000004" table:style-name="ce52">
            <text:p>4,414.02</text:p>
          </table:table-cell>
          <table:table-cell office:value-type="float" office:value="2.6" table:style-name="ce53">
            <text:p>2.60</text:p>
          </table:table-cell>
          <table:table-cell table:style-name="ce57"/>
          <table:table-cell table:style-name="ce75"/>
          <table:table-cell table:style-name="ce81"/>
          <table:table-cell table:style-name="ce82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72">
            <text:p><text:span text:style-name="T5">福建省</text:span></text:p>
          </table:table-cell>
          <table:table-cell office:value-type="float" office:value="180.45600000000002" table:style-name="ce87">
            <text:p>180.4560</text:p>
          </table:table-cell>
          <table:table-cell office:value-type="float" office:value="10" table:style-name="ce79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6084" table:style-name="ce46">
            <text:p>46,084</text:p>
          </table:table-cell>
          <table:table-cell office:value-type="float" office:value="154904" table:style-name="ce46">
            <text:p>154,904</text:p>
          </table:table-cell>
          <table:table-cell office:value-type="float" office:value="78291" table:style-name="ce46">
            <text:p>78,291</text:p>
          </table:table-cell>
          <table:table-cell office:value-type="float" office:value="76613" table:style-name="ce46">
            <text:p>76,613</text:p>
          </table:table-cell>
          <table:table-cell office:value-type="float" office:value="102.19" table:style-name="ce47">
            <text:p>102.19</text:p>
          </table:table-cell>
          <table:table-cell office:value-type="float" office:value="858.4" table:style-name="ce47">
            <text:p>858.40</text:p>
          </table:table-cell>
          <table:table-cell office:value-type="float" office:value="3.36" table:style-name="ce48">
            <text:p>3.36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86">
            <text:p><text:span text:style-name="T1">金門縣</text:span></text:p>
          </table:table-cell>
          <table:table-cell office:value-type="float" office:value="151.65600000000001" table:style-name="ce87">
            <text:p>151.6560</text:p>
          </table:table-cell>
          <table:table-cell office:value-type="float" office:value="6" table:style-name="ce88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2572" table:style-name="ce51">
            <text:p>42,572</text:p>
          </table:table-cell>
          <table:table-cell office:value-type="float" office:value="141327" table:style-name="ce51">
            <text:p>141,327</text:p>
          </table:table-cell>
          <table:table-cell office:value-type="float" office:value="70425" table:style-name="ce51">
            <text:p>70,425</text:p>
          </table:table-cell>
          <table:table-cell office:value-type="float" office:value="70902" table:style-name="ce51">
            <text:p>70,902</text:p>
          </table:table-cell>
          <table:table-cell office:value-type="float" office:value="99.33" table:style-name="ce52">
            <text:p>99.33</text:p>
          </table:table-cell>
          <table:table-cell office:value-type="float" office:value="931.89" table:style-name="ce52">
            <text:p>931.89</text:p>
          </table:table-cell>
          <table:table-cell office:value-type="float" office:value="3.32" table:style-name="ce53">
            <text:p>3.32</text:p>
          </table:table-cell>
          <table:table-cell table:style-name="ce57"/>
          <table:table-cell table:style-name="ce83"/>
          <table:table-cell table:style-name="ce84"/>
          <table:table-cell table:style-name="ce85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86">
            <text:p><text:span text:style-name="T1">連江縣</text:span></text:p>
          </table:table-cell>
          <table:table-cell office:value-type="float" office:value="28.8" table:style-name="ce87">
            <text:p>28.8000</text:p>
          </table:table-cell>
          <table:table-cell office:value-type="float" office:value="4" table:style-name="ce88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512" table:style-name="ce51">
            <text:p>3,512</text:p>
          </table:table-cell>
          <table:table-cell office:value-type="float" office:value="13577" table:style-name="ce51">
            <text:p>13,577</text:p>
          </table:table-cell>
          <table:table-cell office:value-type="float" office:value="7866" table:style-name="ce51">
            <text:p>7,866</text:p>
          </table:table-cell>
          <table:table-cell office:value-type="float" office:value="5711" table:style-name="ce51">
            <text:p>5,711</text:p>
          </table:table-cell>
          <table:table-cell office:value-type="float" office:value="137.72999999999999" table:style-name="ce52">
            <text:p>137.73</text:p>
          </table:table-cell>
          <table:table-cell office:value-type="float" office:value="471.42" table:style-name="ce52">
            <text:p>471.42</text:p>
          </table:table-cell>
          <table:table-cell office:value-type="float" office:value="3.87" table:style-name="ce53">
            <text:p>3.87</text:p>
          </table:table-cell>
          <table:table-cell table:style-name="ce57"/>
          <table:table-cell table:style-name="ce89"/>
          <table:table-cell table:style-name="ce81"/>
          <table:table-cell table:style-name="ce90"/>
          <table:table-cell table:style-name="ce57"/>
          <table:table-cell table:number-columns-repeated="16367" table:style-name="ce27"/>
        </table:table-row>
        <table:table-row table:style-name="ro12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87">
            <text:p>2.3800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style-name="ce57"/>
          <table:table-cell table:style-name="ce89"/>
          <table:table-cell table:style-name="ce81"/>
          <table:table-cell table:style-name="ce93"/>
          <table:table-cell table:style-name="ce57"/>
          <table:table-cell table:number-columns-repeated="16367" table:style-name="ce27"/>
        </table:table-row>
        <table:table-row table:style-name="ro13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4">
            <text:p>0.5045</text:p>
          </table:table-cell>
          <table:table-cell office:value-type="string" table:style-name="ce95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1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office:value-type="string" table:style-name="ce92">
            <text:p>…</text:p>
          </table:table-cell>
          <table:table-cell table:number-columns-repeated="16372" table:style-name="ce27"/>
        </table:table-row>
        <table:table-row table:style-name="ro14">
          <table:table-cell table:style-name="ce96"/>
          <table:table-cell table:style-name="ce97"/>
          <table:table-cell table:style-name="ce98"/>
          <table:table-cell table:number-columns-repeated="6" table:style-name="ce99"/>
          <table:table-cell table:number-columns-repeated="3" table:style-name="ce100"/>
          <table:table-cell table:style-name="ce101"/>
          <table:table-cell table:number-columns-repeated="16371" table:style-name="ce102"/>
        </table:table-row>
        <table:table-row table:style-name="ro15">
          <table:table-cell office:value-type="string" table:style-name="ce69">
            <text:p>說明：1.本表村里數及鄰數係指設有戶籍之戶籍登記資料，非行政區域資料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office:value-type="string" table:style-name="ce65">
            <text:p><text:s text:c="16"/>內政部戶政司 110年12月10日編製</text:p>
          </table:table-cell>
          <table:table-cell table:style-name="ce101"/>
          <table:table-cell table:number-columns-repeated="16371" table:style-name="ce102"/>
        </table:table-row>
        <table:table-row table:style-name="ro15">
          <table:table-cell office:value-type="string" table:style-name="ce69">
            <text:p>　　　2.96年12月起，我國土地面積增列東沙群島東沙島(2.38平方公里)及南沙群島太平島(0.4896平方公里)，由高雄市代管；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5">
          <table:table-cell office:value-type="string" table:style-name="ce69">
            <text:p>　　　 <text:s text:c="2"/>其設籍人口列於高雄市統計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style-name="ce101"/>
          <table:table-cell table:number-columns-repeated="16371" table:style-name="ce102"/>
        </table:table-row>
        <table:table-row table:style-name="ro16">
          <table:table-cell office:value-type="string" table:style-name="ce69">
            <text:p>　　　3.104年12月南沙太平島交通基礎整建工程竣工，增加面積0.0149平方公里。</text:p>
          </table:table-cell>
          <table:table-cell table:style-name="ce61"/>
          <table:table-cell table:number-columns-repeated="6" table:style-name="ce62"/>
          <table:table-cell table:style-name="ce6"/>
          <table:table-cell table:style-name="ce66"/>
          <table:table-cell table:style-name="ce67"/>
          <table:table-cell table:style-name="ce65"/>
          <table:table-cell table:number-columns-repeated="16372" table:style-name="ce6"/>
        </table:table-row>
        <table:table-row table:number-rows-repeated="1048540" table:style-name="ro9">
          <table:table-cell table:number-columns-repeated="16384"/>
        </table:table-row>
      </table:table>
      <table:table table:name="'file:///C:/Users/moi1849/Desktop/123/3/1.月報/06速(月)報套印/11011/上網各月速報公式(11月).xls'#說明" table:style-name="ta3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3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3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3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3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3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3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3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3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3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3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3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3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3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3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3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3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3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3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2-03T03:42:31Z</meta:creation-date>
    <dc:date>2021-12-03T03:42:57Z</dc:date>
  </office:meta>
</office:document-meta>
</file>